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F800003C4A000032D879EFBB34.svm"/>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8.498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text-properties fo:color="#0000cc" fo:font-size="18pt" style:text-underline-style="solid" style:text-underline-width="auto" style:text-underline-color="font-color" style:font-size-asian="18pt" style:font-size-complex="18pt"/>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fo:color="#6666ff" fo:font-size="18pt" style:font-size-asian="18pt" style:font-size-complex="18pt"/>
    </style:style>
    <style:style style:name="P5" style:family="paragraph" style:parent-style-name="Standard">
      <style:paragraph-properties fo:text-align="justify" style:justify-single-word="false"/>
      <style:text-properties style:use-window-font-color="true" fo:font-size="12pt" style:font-size-asian="10.5pt" style:font-size-complex="12pt"/>
    </style:style>
    <style:style style:name="P6" style:family="paragraph" style:parent-style-name="Standard">
      <style:paragraph-properties fo:text-align="justify" style:justify-single-word="false" fo:break-before="page"/>
      <style:text-properties fo:color="#6666ff" fo:font-size="18pt" style:font-size-asian="18pt" style:font-size-complex="18pt"/>
    </style:style>
    <style:style style:name="P7" style:family="paragraph" style:parent-style-name="Table_20_Contents">
      <style:paragraph-properties fo:text-align="justify" style:justify-single-word="false"/>
    </style:style>
    <style:style style:name="T1" style:family="text">
      <style:text-properties fo:color="#ff0000" fo:font-size="22pt" style:text-underline-style="solid" style:text-underline-width="auto" style:text-underline-color="font-color" fo:font-weight="bold" style:font-size-asian="22pt" style:font-weight-asian="bold" style:font-size-complex="22pt" style:font-weight-complex="bold"/>
    </style:style>
    <style:style style:name="T2" style:family="text">
      <style:text-properties fo:color="#0000cc" fo:font-size="18pt" style:text-underline-style="solid" style:text-underline-width="auto" style:text-underline-color="font-color" style:font-size-asian="18pt" style:font-size-complex="1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ahier des charges</text:span> </text:p>
      <text:p text:style-name="P3"/>
      <text:p text:style-name="P2">1 - <text:s/>Contexte et définition du problème </text:p>
      <text:p text:style-name="P3"/>
      <text:p text:style-name="P3"><text:tab/>Nous avons de plus en plus besoin de stocker des fichiers et nous n'avons pas forcément les moyens financiers et matériels pour ; d'où l'utilité de FreeFly, un moyen de stocker sans avoir besoin de matériel : un stockage et de partage en ligne, facile d'utilisation, en temps réel. De plus il y a la possibilité de partager certains fichiers pour que tout le monde puisse y accéder. Il sera aussi possible de protéger nos fichiers pour que personne d'autre ne puisse y accéder. </text:p>
      <text:p text:style-name="P3"/>
      <text:p text:style-name="P2">2 – Objectif </text:p>
      <text:p text:style-name="P2"/>
      <text:p text:style-name="P3"><text:tab/>Aujourd'hui, le Cloud est un moyen de stockage privilégié par beaucoup d'entre nous. Par rapport aux différents logiciels existant, nous voulons pouvoir protéger efficacement les fichiers de nos utilisateurs ainsi que gérer le partage en ligne. Nous désirons développer un logiciel simple et efficace pour le partage des fichiers, faire une synchronisation facile, pouvoir importer nos contacts directement dans FreeFly pour ne plus les perdre ainsi que pouvoir récupérer une version antérieure (restauration de fichiers) de manière manuelle si besoin est. </text:p>
      <text:p text:style-name="P3">Les avantages de FreeFly sont le partage et la protection de fichiers personnels (tel que les contacts importés, qui est déjà un avantage). Un espace de 5 Go gratuit est présent. En cas de besoin il y a la possibilté d'en ajouter en payant. </text:p>
      <text:p text:style-name="P3"/>
      <text:p text:style-name="P2">3 – Périmètre</text:p>
      <text:p text:style-name="P2"/>
      <text:p text:style-name="P3"><text:tab/>Nous fixons notre projet aux utilisateurs de tous les jours, étudiants, les petites entreprises (PME), les métiers graphiques, ainsi que les auto-entrepreneurs par exemple.</text:p>
      <text:p text:style-name="P3"/>
      <text:p text:style-name="P2">4 - <text:s/>Description fonctionnelle</text:p>
      <text:p text:style-name="P3"><text:tab/></text:p>
      <table:table table:name="Tableau1" table:style-name="Tableau1">
        <table:table-column table:style-name="Tableau1.A"/>
        <table:table-column table:style-name="Tableau1.B"/>
        <table:table-row>
          <table:table-cell table:style-name="Tableau1.A1" office:value-type="string">
            <text:p text:style-name="P3">Stockage en ligne de documents</text:p>
          </table:table-cell>
          <table:table-cell table:style-name="Tableau1.B1" office:value-type="string">
            <text:p text:style-name="P7">Possibilité de mettre des fichiers dans un document en ligne </text:p>
          </table:table-cell>
        </table:table-row>
        <table:table-row>
          <table:table-cell table:style-name="Tableau1.A2" office:value-type="string">
            <text:p text:style-name="P3">Partage Public/Privés</text:p>
          </table:table-cell>
          <table:table-cell table:style-name="Tableau1.B2" office:value-type="string">
            <text:p text:style-name="P7">Possibilité de pouvoir partager certains fichiers et possibilité de protéger d'autres fichiers</text:p>
          </table:table-cell>
        </table:table-row>
        <table:table-row>
          <table:table-cell table:style-name="Tableau1.A2" office:value-type="string">
            <text:p text:style-name="P3">Accès sécurisé/Anthentification</text:p>
          </table:table-cell>
          <table:table-cell table:style-name="Tableau1.B2" office:value-type="string">
            <text:p text:style-name="P7">Comptes avec Nom de Compte (NdC) et Mots de Passe (MdP) pour identification</text:p>
          </table:table-cell>
        </table:table-row>
        <table:table-row>
          <table:table-cell table:style-name="Tableau1.A2" office:value-type="string">
            <text:p text:style-name="P3">Synchronisation (locale/en ligne)</text:p>
          </table:table-cell>
          <table:table-cell table:style-name="Tableau1.B2" office:value-type="string">
            <text:p text:style-name="P7">Synchronisation facile, grâce à un bouton</text:p>
          </table:table-cell>
        </table:table-row>
        <table:table-row>
          <table:table-cell table:style-name="Tableau1.A2" office:value-type="string">
            <text:p text:style-name="P3">Importation des contacts</text:p>
          </table:table-cell>
          <table:table-cell table:style-name="Tableau1.B2" office:value-type="string">
            <text:p text:style-name="P7">Importation des contacts dans un fichier protégé dès le début de l'utilisation si désiré </text:p>
          </table:table-cell>
        </table:table-row>
        <table:table-row>
          <table:table-cell table:style-name="Tableau1.A2" office:value-type="string">
            <text:p text:style-name="P3">Historique antérieur</text:p>
          </table:table-cell>
          <table:table-cell table:style-name="Tableau1.B2" office:value-type="string">
            <text:p text:style-name="P7">Possibilité de charger une version antérieure des fichiers </text:p>
          </table:table-cell>
        </table:table-row>
        <table:table-row>
          <table:table-cell table:style-name="Tableau1.A2" office:value-type="string">
            <text:p text:style-name="P3">Site web</text:p>
          </table:table-cell>
          <table:table-cell table:style-name="Tableau1.B2" office:value-type="string">
            <text:p text:style-name="P7">Développement d'un site web pour pouvoir télécharger l'application, ainsi que consulter </text:p>
            <text:p text:style-name="P7">ses fichiers en ligne</text:p>
          </table:table-cell>
        </table:table-row>
        <table:table-row>
          <table:table-cell table:style-name="Tableau1.A2" office:value-type="string">
            <text:p text:style-name="P3">Application mobile</text:p>
          </table:table-cell>
          <table:table-cell table:style-name="Tableau1.B2" office:value-type="string">
            <text:p text:style-name="P7">Possibilité de consulter (sans télécharger) ses fichiers</text:p>
          </table:table-cell>
        </table:table-row>
      </table:table>
      <text:p text:style-name="P3"><text:soft-page-break/>Stockage en ligne : mettre des fichiers dans un document. Ce document est directement relié en ligne et grâce à un bouton de synchronisation les fichiers s'ajoutent/se remplacent dans ce document. Ils peuvent se récupérer en faisant un copier/coller du fichier (en ligne) à un autre fichier (sur votre pc)</text:p>
      <text:p text:style-name="P3"/>
      <text:p text:style-name="P3">Partage de fichier : dans le document en ligne vous aurez la possibilité de créer deux autres documents : l'un qui partagera les fichiers que vous désirez exposer au monde, et l'autre qui ne sera disponible à la lecture uniquement par vous.</text:p>
      <text:p text:style-name="P3"/>
      <text:p text:style-name="P3">Accès sécurisé : sur le site internet vous devrez créer un compte utilisateur pour pouvoir vous connecter. Ce compte sera protégé par un nom d'utilisateur ainsi que par un mot de passe de 8 caractères minimum. </text:p>
      <text:p text:style-name="P3"/>
      <text:p text:style-name="P3">Authentification : vous pourrez vous connecter au site internet grâce à ce compte en saisissant votre ndc et mdp pour consulter et télécharger vos fichiers. Et vous devrez rentrer ce ndc et mdp sur le logiciel de votre ordinateur pour pouvoir consulter votre dossier de partage.</text:p>
      <text:p text:style-name="P3"/>
      <text:p text:style-name="P3">Synchronisation : En appuyant sur un bouton que ce soit sur le site ; ou sur le mobile vous synchroniserez vos fichiers pour qu'ils puissent apparaitre en ligne.</text:p>
      <text:p text:style-name="P3"/>
      <text:p text:style-name="P3">Importation des contacts : grâce à votre compte Google+ vous pourrez importer vos contacts en format excel dans le dossier priver directement à la première utilisation si vous le désirez. Ces contacts ne pourront en aucun cas aller dans le dossier publique</text:p>
      <text:p text:style-name="P3"/>
      <text:p text:style-name="P3">Garbage : vous pourrez aussi consulter des versions antérieurs de vos fichiers et ainsi pouvoir les réutiliser. Les versions antérieures se supprimeront tout les 14 jours</text:p>
      <text:p text:style-name="P3"/>
      <text:p text:style-name="P3"><text:span text:style-name="T2">5 - <text:s/>Enveloppe budgetaire</text:span> </text:p>
      <text:p text:style-name="P3"><text:tab/></text:p>
      <text:p text:style-name="P3"><text:tab/>langage :</text:p>
      <text:p text:style-name="P3"><text:tab/><text:tab/>site : HTM, CSS, Javascript, PHP</text:p>
      <text:p text:style-name="P3"><text:tab/><text:tab/>mobile : Android, Java</text:p>
      <text:p text:style-name="P3"><text:tab/><text:tab/>BDD</text:p>
      <text:p text:style-name="P3"><text:tab/>5 ordinateurs (5x500euros)</text:p>
      <text:p text:style-name="P3"><text:tab/>1 serveur de sauvegarde (machine virtuelle) (1040,04euros)</text:p>
      <text:p text:style-name="P3"><text:tab/>1 téléphone portable (250euros)</text:p>
      <text:p text:style-name="P3"><text:tab/>5 comptes Google+ </text:p>
      <text:p text:style-name="P3"><text:tab/>1 local de travail (S15) (5000euros)</text:p>
      <text:p text:style-name="P3"><text:tab/>total : 8590,04euros</text:p>
      <text:p text:style-name="P3"/>
      <text:p text:style-name="P2">6 - Délais </text:p>
      <text:p text:style-name="P3"/>
      <text:p text:style-name="P3"><text:tab/>Charge : 9 mois </text:p>
      <text:p text:style-name="P3"><text:tab/>Phase test : 16 jours</text:p>
      <text:p text:style-name="P3"><text:tab/>Mises à jours : 10 jours</text:p>
      <text:p text:style-name="P3"/>
      <text:p text:style-name="P4"/>
      <text:p text:style-name="P4"/>
      <text:p text:style-name="P4"/>
      <text:p text:style-name="P2"><text:soft-page-break/>7-Dictionnaire des donnees</text:p>
      <text:p text:style-name="P4"/>
      <text:p text:style-name="P4"/>
      <text:p text:style-name="P4"><draw:frame draw:style-name="fr2" draw:name="Objet1" text:anchor-type="paragraph" svg:width="10.172cm" svg:height="9.934cm" draw:z-index="0"><draw:object xlink:href="./Object 1" xlink:type="simple" xlink:show="embed" xlink:actuate="onLoad"/><draw:image xlink:href="./ObjectReplacements/Object 1" xlink:type="simple" xlink:show="embed" xlink:actuate="onLoad"/></draw:frame></text:p>
      <text:p text:style-name="P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
      <text:p text:style-name="P2">8-MCD</text:p>
      <text:p text:style-name="P4"/>
      <text:p text:style-name="P4"/>
      <text:p text:style-name="P4"><draw:frame draw:style-name="fr1" draw:name="Image1" text:anchor-type="paragraph" svg:x="0.91cm" svg:y="1.178cm" svg:width="15.177cm" svg:height="14.393cm" draw:z-index="1"><draw:image xlink:href="Pictures/200000F800003C4A000032D879EFBB34.svm"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text:soft-page-break/>9 – Contre-rendu Web :</text:p>
      <text:p text:style-name="P4"/>
      <text:p text:style-name="P5">Language :</text:p>
      <text:p text:style-name="P5"><text:tab/>html : Langage web </text:p>
      <text:p text:style-name="P5"><text:tab/>php : Relation base de donnée</text:p>
      <text:p text:style-name="P5"><text:tab/>css : Aspect visuel du site web </text:p>
      <text:p text:style-name="P5"/>
      <text:p text:style-name="P5"/>
      <text:p text:style-name="P5">Structure du site web :</text:p>
      <text:p text:style-name="P5"><text:tab/>Header : Bandeau prennant toute la largeur de la page. A l'intérieur un bloc logo côté droit, <text:s/>ainsi que le nom de l'entreprise et son slogan. A l'opposé un <text:s/>lien pour pouvoir se connecter.</text:p>
      <text:p text:style-name="P5"/>
      <text:p text:style-name="P5"><text:tab/>Body : Le body contient un bloc menu placé à gauche permettant l'accès aux différentes pages du site :</text:p>
      <text:p text:style-name="P5"/>
      <text:p text:style-name="P5"><text:tab/><text:tab/>Accueil : souhaite la bienvenue aux nouveaux arrivants, une brève description de FreeFly <text:s/>avec nos intentions, et ce que nous proposons. </text:p>
      <text:p text:style-name="P5"/>
      <text:p text:style-name="P5"><text:tab/><text:tab/>Mes fichiers : propose l'accès au dossier FreeFly de votre Pc sur votre page web.</text:p>
      <text:p text:style-name="P5"/>
      <text:p text:style-name="P5"><text:tab/><text:tab/>Inscription : Permet l'adhésion au site et aux fonctionnalités de FreeFly</text:p>
      <text:p text:style-name="P5"/>
      <text:p text:style-name="P5"><text:tab/><text:tab/>Télécharger : permet de télécharger les versions de FreeFly </text:p>
      <text:p text:style-name="P5"/>
      <text:p text:style-name="P5"><text:tab/><text:tab/>Abonnement : offre la possibilité de consulter les differentes offres de FreeFly, soit <text:tab/><text:tab/>son mode Free où il n'y a aucun abonnement, et le mode PREMIUM payant, qui <text:tab/><text:tab/>offre de multiple avantages en comparaison </text:p>
      <text:p text:style-name="P5"/>
      <text:p text:style-name="P5"><text:tab/>Footer : Le footer contient le copyright du site </text:p>
      <text:p text:style-name="P5"/>
      <text:p text:style-name="P5"/>
      <text:p text:style-name="P5">Fonctionnement : </text:p>
      <text:p text:style-name="P5"><text:tab/>relation DB/Web : Tout d'abord avec mysqli_connect("000.00.00.00","root","mdp") en entrant l'adresse IP du serveur, ainsi que le nom administrateur et son mot de passe nous réalisons la connection avec la base de données. Si une erreur subvient la fonction mysqli_errno doit retourné la dernière erreur produite et avec mysqli_error le problème est retourné dans une chaine pour être décrit. </text:p>
      <text:p text:style-name="P5"/>
      <text:p text:style-name="P5"><text:tab/>Inscription : Mysqli_select_db permet de selectionner la base de données que l'on souhaite, en l'occurence FreeFly, nous déclarons cette variable global pour pouvoir l'utiliser partout dans la fonction. Avec une condition 'si' nous demandons a l'utilisateurs aux 'nom', 'prenom', 'adresse', 'codepostal', 'mail', 'pseudo', 'mdp', 'confirmationmdp'. Et avec la variable 'isset' <text:s/>placer dans la condition nous verifions si les variables sont remplit et si elles ne sont pas NULL. Si les champs nom, prenom, adresseMail, pseudo, mdp, confirmationmdp sont bien remplis (et à conditions quele mdp soit identique au confirmationmdp) et grace à la function md5($mdp) nous critpons le mot de passe. Grace à mysql_query nous éxecutons la commande INSERT TO pour ajouter un compte dans la table utilisateur de la base de donnée. Si tout est bon un message vert s'affiche pour confirmer l'inscirption, sinon une un message dit si le pseudo est déjà utiliser, si les deux mots de passes sont différents, ou si les champs avec une * ne sont pas remplis </text:p>
      <text:p text:style-name="P5"/>
      <text:p text:style-name="P5"/>
      <text:p text:style-name="P5"><text:soft-page-break/><text:tab/>Connexion : Pour commencer la session doit être démarrer grace à la fonction 'session_start()', alors l'utilisateur rentre son login et son mot de passe qu'il a préalablement enregistré avant dans le formulaire d'inscription. Un message d'alerte s'affichera en rouge pour prévenir l'utilisateur qu'il a fait une erreur dans son login, dans son mot de passe ou alors s'il n'a pas remplit tous les champs, et un message vert s'affichera si l'utilisateur a remplit toutes les conditions. Le code vérifie si les variables du pseudo et du mdp sont enregistrées dans la base de données. L'utilisateur sera directement redirigé vers la page "mes fichiers". Suite à ça les pages que l'utilisateur visitera après sa connexion seront différentes par rapport à aux pages avec état non connecté.</text:p>
      <text:p text:style-name="P5"/>
      <text:p text:style-name="P5"><text:tab/>Session <text:s/>utilisateur : Une fois connecté l'utilisateur démarre sa session. Lorsque l'utilisateur se déconnecte ou quitte la page la session s'arrète. Lors de sa connexion la page de bienvenue s'affiche, ce qui consiste à afficher la page d'accueil avec un message de bienvenue.</text:p>
      <text:p text:style-name="P5"/>
      <text:p text:style-name="P5"><text:tab/>Affichage dossier dans la page "Mes Fichiers" : création d'un tableau pour ranger les données mises dedans. Ensuite relation avec le répertoire de dossier à afficher. Avec la fonction opendir() nous pouvons <text:s/>ouvrir le répertoire, ensuite grace à une boucle 'tant que' nous stockons les fichiers dans le tableau créé précédement. Closedir() permet de fermer le répertoire tant dis que array_multisort() trie le tableau par ordre alphabetique. Avec une boucle 'pour' nous mettons toutes les icones, images à 60*60.</text:p>
      <text:p text:style-name="P5"/>
      <text:p text:style-name="P5"><text:tab/></text:p>
      <text:p text:style-name="P5"><text:tab/></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46M23S</meta:editing-duration>
    <meta:editing-cycles>78</meta:editing-cycles>
    <meta:generator>OpenOffice.org/3.4.1$Win32 OpenOffice.org_project/341m1$Build-9593</meta:generator>
    <dc:date>2014-12-06T15:45:15.99</dc:date>
    <meta:document-statistic meta:table-count="1" meta:image-count="1" meta:object-count="1" meta:page-count="6" meta:paragraph-count="74" meta:word-count="1346" meta:character-count="8436"/>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99cm"/>
    </style:style>
    <style:style style:name="co2" style:family="table-column">
      <style:table-column-properties fo:break-before="auto" style:column-width="2.258cm"/>
    </style:style>
    <style:style style:name="co3"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default-cell-style-name="Default"/>
        <table:table-column table:style-name="co2" table:number-columns-repeated="3" table:default-cell-style-name="Default"/>
        <table:table-row table:style-name="ro1">
          <table:table-cell office:value-type="string" table:number-columns-spanned="2" table:number-rows-spanned="1">
            <text:p>Entité </text:p>
          </table:table-cell>
          <table:covered-table-cell/>
          <table:table-cell office:value-type="string">
            <text:p>Typologie</text:p>
          </table:table-cell>
          <table:table-cell office:value-type="string">
            <text:p>Nature</text:p>
          </table:table-cell>
        </table:table-row>
        <table:table-row table:style-name="ro1">
          <table:table-cell office:value-type="string">
            <text:p>serveur_hebergeur</text:p>
          </table:table-cell>
          <table:table-cell/>
          <table:table-cell office:value-type="string">
            <text:p>Signalétique</text:p>
          </table:table-cell>
          <table:table-cell office:value-type="string">
            <text:p>Texte</text:p>
          </table:table-cell>
        </table:table-row>
        <table:table-row table:style-name="ro1">
          <table:table-cell office:value-type="string">
            <text:p>serveur_stockage</text:p>
          </table:table-cell>
          <table:table-cell/>
          <table:table-cell office:value-type="string">
            <text:p>Situation</text:p>
          </table:table-cell>
          <table:table-cell office:value-type="string">
            <text:p>Numérique</text:p>
          </table:table-cell>
        </table:table-row>
        <table:table-row table:style-name="ro1">
          <table:table-cell office:value-type="string">
            <text:p>compte_mot_de_passe</text:p>
          </table:table-cell>
          <table:table-cell/>
          <table:table-cell office:value-type="string">
            <text:p>Signaléique</text:p>
          </table:table-cell>
          <table:table-cell office:value-type="string">
            <text:p>varchar</text:p>
          </table:table-cell>
        </table:table-row>
        <table:table-row table:style-name="ro1">
          <table:table-cell office:value-type="string">
            <text:p>compte_nom_d_utilisateur</text:p>
          </table:table-cell>
          <table:table-cell/>
          <table:table-cell office:value-type="string">
            <text:p>Signaléique</text:p>
          </table:table-cell>
          <table:table-cell office:value-type="string">
            <text:p>Texte</text:p>
          </table:table-cell>
        </table:table-row>
        <table:table-row table:style-name="ro1">
          <table:table-cell office:value-type="string">
            <text:p>fichier_taille</text:p>
          </table:table-cell>
          <table:table-cell/>
          <table:table-cell office:value-type="string">
            <text:p>Signaléique</text:p>
          </table:table-cell>
          <table:table-cell office:value-type="string">
            <text:p>Numérique</text:p>
          </table:table-cell>
        </table:table-row>
        <table:table-row table:style-name="ro1">
          <table:table-cell office:value-type="string">
            <text:p>fichier_format</text:p>
          </table:table-cell>
          <table:table-cell/>
          <table:table-cell office:value-type="string">
            <text:p>Signaléique</text:p>
          </table:table-cell>
          <table:table-cell office:value-type="string">
            <text:p>texte</text:p>
          </table:table-cell>
        </table:table-row>
        <table:table-row table:style-name="ro1">
          <table:table-cell office:value-type="string">
            <text:p>fichier_nom</text:p>
          </table:table-cell>
          <table:table-cell/>
          <table:table-cell office:value-type="string">
            <text:p>Signaléique</text:p>
          </table:table-cell>
          <table:table-cell office:value-type="string">
            <text:p>texte</text:p>
          </table:table-cell>
        </table:table-row>
        <table:table-row table:style-name="ro1">
          <table:table-cell office:value-type="string">
            <text:p>fichier_emplacement</text:p>
          </table:table-cell>
          <table:table-cell/>
          <table:table-cell office:value-type="string">
            <text:p>Signaléique</text:p>
          </table:table-cell>
          <table:table-cell office:value-type="string">
            <text:p>texte</text:p>
          </table:table-cell>
        </table:table-row>
        <table:table-row table:style-name="ro1">
          <table:table-cell office:value-type="string">
            <text:p>peripherique_web</text:p>
          </table:table-cell>
          <table:table-cell/>
          <table:table-cell office:value-type="string">
            <text:p>Signaléique</text:p>
          </table:table-cell>
          <table:table-cell office:value-type="string">
            <text:p>texte</text:p>
          </table:table-cell>
        </table:table-row>
        <table:table-row table:style-name="ro1">
          <table:table-cell office:value-type="string">
            <text:p>peripherique_mobile</text:p>
          </table:table-cell>
          <table:table-cell/>
          <table:table-cell office:value-type="string">
            <text:p>Signaléique</text:p>
          </table:table-cell>
          <table:table-cell office:value-type="string">
            <text:p>texte</text:p>
          </table:table-cell>
        </table:table-row>
        <table:table-row table:style-name="ro1">
          <table:table-cell office:value-type="string">
            <text:p>historique_version</text:p>
          </table:table-cell>
          <table:table-cell/>
          <table:table-cell office:value-type="string">
            <text:p>Situation</text:p>
          </table:table-cell>
          <table:table-cell office:value-type="string">
            <text:p>Numérique</text:p>
          </table:table-cell>
        </table:table-row>
        <table:table-row table:style-name="ro1">
          <table:table-cell office:value-type="string">
            <text:p>historique_date</text:p>
          </table:table-cell>
          <table:table-cell/>
          <table:table-cell office:value-type="string">
            <text:p>Situation</text:p>
          </table:table-cell>
          <table:table-cell office:value-type="string">
            <text:p>Date</text:p>
          </table:table-cell>
        </table:table-row>
        <table:table-row table:style-name="ro1">
          <table:table-cell office:value-type="string">
            <text:p>avantage_basique</text:p>
          </table:table-cell>
          <table:table-cell/>
          <table:table-cell office:value-type="string">
            <text:p>Signaléique</text:p>
          </table:table-cell>
          <table:table-cell office:value-type="string">
            <text:p>Numérique</text:p>
          </table:table-cell>
        </table:table-row>
        <table:table-row table:style-name="ro1">
          <table:table-cell office:value-type="string">
            <text:p>avantage_prenium</text:p>
          </table:table-cell>
          <table:table-cell/>
          <table:table-cell office:value-type="string">
            <text:p>Situation</text:p>
          </table:table-cell>
          <table:table-cell office:value-type="string">
            <text:p>Numérique</text:p>
          </table:table-cell>
        </table:table-row>
        <table:table-row table:style-name="ro1">
          <table:table-cell office:value-type="string">
            <text:p>partage_prive</text:p>
          </table:table-cell>
          <table:table-cell/>
          <table:table-cell office:value-type="string">
            <text:p>Signaléique</text:p>
          </table:table-cell>
          <table:table-cell office:value-type="string">
            <text:p>booléan</text:p>
          </table:table-cell>
        </table:table-row>
        <table:table-row table:style-name="ro1">
          <table:table-cell office:value-type="string">
            <text:p>partage_public</text:p>
          </table:table-cell>
          <table:table-cell/>
          <table:table-cell office:value-type="string">
            <text:p>Signaléique</text:p>
          </table:table-cell>
          <table:table-cell office:value-type="string">
            <text:p>booléan</text:p>
          </table:table-cell>
        </table:table-row>
        <table:table-row table:style-name="ro1">
          <table:table-cell office:value-type="string">
            <text:p>utilisateur_nom</text:p>
          </table:table-cell>
          <table:table-cell/>
          <table:table-cell office:value-type="string">
            <text:p>Signalétique</text:p>
          </table:table-cell>
          <table:table-cell office:value-type="string">
            <text:p>texte</text:p>
          </table:table-cell>
        </table:table-row>
        <table:table-row table:style-name="ro1">
          <table:table-cell office:value-type="string">
            <text:p>utilisateur_prenom</text:p>
          </table:table-cell>
          <table:table-cell/>
          <table:table-cell office:value-type="string">
            <text:p>Signaléique</text:p>
          </table:table-cell>
          <table:table-cell office:value-type="string">
            <text:p>texte</text:p>
          </table:table-cell>
        </table:table-row>
        <table:table-row table:style-name="ro1">
          <table:table-cell office:value-type="string">
            <text:p>utilisateur_addresse_mail</text:p>
          </table:table-cell>
          <table:table-cell/>
          <table:table-cell office:value-type="string">
            <text:p>Signaléique</text:p>
          </table:table-cell>
          <table:table-cell office:value-type="string">
            <text:p>varchar</text:p>
          </table:table-cell>
        </table:table-row>
        <table:table-row table:style-name="ro1">
          <table:table-cell office:value-type="string">
            <text:p>utilisateur_ddn</text:p>
          </table:table-cell>
          <table:table-cell/>
          <table:table-cell office:value-type="string">
            <text:p>Signaléique</text:p>
          </table:table-cell>
          <table:table-cell office:value-type="string">
            <text:p>date</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03">03/12/2014</text:date>, <text:time>13:28:21</text:time></text:p>
        </style:region-right>
      </style:header>
      <style:header-left style:display="false"/>
      <style:footer>
        <text:p>Page <text:page-number>1</text:page-number> / <text:page-count>99</text:page-count></text:p>
      </style:footer>
      <style:footer-left style:display="false"/>
    </style:master-page>
  </office:master-styles>
</office:document-styles>
</file>